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1cm" fo:margin-right="1.499cm" fo:margin-top="0cm" fo:margin-bottom="0.3cm" style:contextual-spacing="false" fo:text-align="justify" style:justify-single-word="false" fo:text-indent="1cm" style:auto-text-indent="false" fo:padding="0.049cm" fo:border="none"/>
      <style:text-properties style:font-name="Arial Narrow" officeooo:paragraph-rsid="001c0718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1cm" fo:margin-right="1.499cm" fo:margin-top="0cm" fo:margin-bottom="0.3cm" style:contextual-spacing="false" fo:text-align="justify" style:justify-single-word="false" fo:text-indent="2cm" style:auto-text-indent="false" fo:background-color="transparent" fo:padding="0.049cm" fo:border="none"/>
      <style:text-properties style:font-name="Arial Narrow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3cm" style:contextual-spacing="false" fo:text-align="justify" style:justify-single-word="false" fo:text-indent="0cm" style:auto-text-indent="false" style:page-number="auto" fo:background-color="transparent" fo:padding="0.049cm" fo:border="none">
        <style:tab-stops/>
      </style:paragraph-properties>
      <style:text-properties style:font-name="Arial Narrow" officeooo:rsid="001ae1db" officeooo:paragraph-rsid="001ae1db"/>
    </style:style>
    <style:style style:name="P4" style:family="paragraph" style:parent-style-name="Standard">
      <loext:graphic-properties draw:fill-gradient-name="gradient" draw:fill-hatch-name="hatch"/>
      <style:paragraph-properties fo:margin-left="1cm" fo:margin-right="1.499cm" fo:margin-top="0cm" fo:margin-bottom="0.3cm" style:contextual-spacing="false" fo:text-align="justify" style:justify-single-word="false" fo:text-indent="1cm" style:auto-text-indent="false" fo:padding="0.049cm" fo:border="none"/>
      <style:text-properties officeooo:paragraph-rsid="001c0718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1cm" fo:margin-right="1.499cm" fo:margin-top="0cm" fo:margin-bottom="0.3cm" style:contextual-spacing="false" fo:text-align="justify" style:justify-single-word="false" fo:text-indent="2cm" style:auto-text-indent="false" fo:background-color="transparent" fo:padding="0.049cm" fo:border="none"/>
    </style:style>
    <style:style style:name="P6" style:family="paragraph" style:parent-style-name="Title">
      <loext:graphic-properties draw:fill-gradient-name="gradient" draw:fill-hatch-name="hatch"/>
      <style:paragraph-properties fo:margin-top="0cm" fo:margin-bottom="1cm" style:contextual-spacing="false"/>
      <style:text-properties fo:font-size="16pt" style:font-size-asian="16pt" style:font-size-complex="16pt"/>
    </style:style>
    <style:style style:name="P7" style:family="paragraph" style:parent-style-name="Footer">
      <style:text-properties fo:font-size="11pt" style:font-size-asian="11pt" style:font-size-complex="11pt"/>
    </style:style>
    <style:style style:name="P8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cm" fo:margin-right="0cm" fo:margin-top="0cm" fo:margin-bottom="0.3cm" style:contextual-spacing="false" fo:text-align="justify" style:justify-single-word="false" fo:text-indent="0cm" style:auto-text-indent="false" style:page-number="auto" fo:background-color="transparent" fo:padding="0.049cm" fo:border="none">
        <style:tab-stops>
          <style:tab-stop style:position="0.993cm"/>
        </style:tab-stops>
      </style:paragraph-properties>
      <style:text-properties style:font-name="Arial Narrow"/>
    </style:style>
    <style:style style:name="P9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cm" fo:margin-right="1.499cm" fo:margin-top="0cm" fo:margin-bottom="0cm" style:contextual-spacing="false" fo:text-align="justify" style:justify-single-word="false" fo:text-indent="1cm" style:auto-text-indent="false" style:page-number="auto" fo:background-color="transparent" fo:padding="0.049cm" fo:border="none">
        <style:tab-stops>
          <style:tab-stop style:position="0.993cm"/>
          <style:tab-stop style:position="2.096cm"/>
        </style:tab-stops>
      </style:paragraph-properties>
      <style:text-properties style:font-name="Arial Narrow"/>
    </style:style>
    <style:style style:name="P10" style:family="paragraph" style:parent-style-name="Standard" style:list-style-name="L2">
      <loext:graphic-properties draw:fill="none" draw:fill-gradient-name="gradient" draw:fill-hatch-name="hatch"/>
      <style:paragraph-properties fo:margin-left="0cm" fo:margin-right="1.499cm" fo:margin-top="0cm" fo:margin-bottom="0cm" style:contextual-spacing="false" fo:text-align="justify" style:justify-single-word="false" fo:text-indent="1cm" style:auto-text-indent="false" fo:background-color="transparent" fo:padding="0.049cm" fo:border="none">
        <style:tab-stops>
          <style:tab-stop style:position="0.993cm"/>
          <style:tab-stop style:position="2.096cm"/>
        </style:tab-stops>
      </style:paragraph-properties>
      <style:text-properties style:font-name="Arial Narrow"/>
    </style:style>
    <style:style style:name="P11" style:family="paragraph" style:parent-style-name="Standard" style:list-style-name="L2">
      <loext:graphic-properties draw:fill="none" draw:fill-gradient-name="gradient" draw:fill-hatch-name="hatch"/>
      <style:paragraph-properties fo:margin-left="0cm" fo:margin-right="1.499cm" fo:margin-top="0cm" fo:margin-bottom="0cm" style:contextual-spacing="false" fo:text-align="justify" style:justify-single-word="false" fo:text-indent="1cm" style:auto-text-indent="false" fo:background-color="transparent" fo:padding="0.049cm" fo:border="none">
        <style:tab-stops>
          <style:tab-stop style:position="0.993cm"/>
          <style:tab-stop style:position="2.096cm"/>
        </style:tab-stops>
      </style:paragraph-properties>
      <style:text-properties style:font-name="Arial Narrow" officeooo:paragraph-rsid="0011a8d9"/>
    </style:style>
    <style:style style:name="P12" style:family="paragraph" style:parent-style-name="Standard" style:list-style-name="L3" style:master-page-name="">
      <loext:graphic-properties draw:fill="none" draw:fill-gradient-name="gradient" draw:fill-hatch-name="hatch"/>
      <style:paragraph-properties fo:margin-left="1cm" fo:margin-right="0cm" fo:margin-top="0.3cm" fo:margin-bottom="0.3cm" style:contextual-spacing="false" fo:text-align="justify" style:justify-single-word="false" fo:text-indent="-1cm" style:auto-text-indent="false" style:page-number="auto" fo:background-color="transparent" fo:padding="0.049cm" fo:border="none">
        <style:tab-stops/>
      </style:paragraph-properties>
      <style:text-properties style:font-name="Arial Narrow" officeooo:paragraph-rsid="0019c9ff"/>
    </style:style>
    <style:style style:name="P13" style:family="paragraph" style:parent-style-name="Standard" style:list-style-name="L3">
      <loext:graphic-properties draw:fill="none" draw:fill-gradient-name="gradient" draw:fill-hatch-name="hatch"/>
      <style:paragraph-properties fo:margin-left="1cm" fo:margin-right="0cm" fo:margin-top="0cm" fo:margin-bottom="0.3cm" style:contextual-spacing="false" fo:text-align="justify" style:justify-single-word="false" fo:text-indent="-1cm" style:auto-text-indent="false" fo:background-color="transparent" fo:padding="0.049cm" fo:border="none">
        <style:tab-stops/>
      </style:paragraph-properties>
      <style:text-properties style:font-name="Arial Narrow"/>
    </style:style>
    <style:style style:name="P14" style:family="paragraph" style:parent-style-name="Standard" style:list-style-name="L4" style:master-page-name="">
      <loext:graphic-properties draw:fill="none" draw:fill-gradient-name="gradient" draw:fill-hatch-name="hatch"/>
      <style:paragraph-properties fo:margin-left="1.3cm" fo:margin-right="0cm" fo:margin-top="0cm" fo:margin-bottom="0cm" style:contextual-spacing="false" fo:text-align="justify" style:justify-single-word="false" fo:text-indent="-0.3cm" style:auto-text-indent="false" style:page-number="auto" fo:background-color="transparent" fo:padding="0.049cm" fo:border="none">
        <style:tab-stops>
          <style:tab-stop style:position="0.794cm"/>
          <style:tab-stop style:position="2.096cm"/>
        </style:tab-stops>
      </style:paragraph-properties>
      <style:text-properties style:font-name="Arial Narrow" officeooo:paragraph-rsid="001c0718"/>
    </style:style>
    <style:style style:name="P15" style:family="paragraph" style:parent-style-name="Standard" style:list-style-name="L4">
      <loext:graphic-properties draw:fill="none" draw:fill-gradient-name="gradient" draw:fill-hatch-name="hatch"/>
      <style:paragraph-properties fo:margin-left="1.3cm" fo:margin-right="0cm" fo:margin-top="0cm" fo:margin-bottom="0cm" style:contextual-spacing="false" fo:text-align="justify" style:justify-single-word="false" fo:text-indent="-0.3cm" style:auto-text-indent="false" fo:background-color="transparent" fo:padding="0.049cm" fo:border="none">
        <style:tab-stops>
          <style:tab-stop style:position="0.794cm"/>
          <style:tab-stop style:position="2.096cm"/>
        </style:tab-stops>
      </style:paragraph-properties>
      <style:text-properties style:font-name="Arial Narrow" officeooo:paragraph-rsid="001c0718"/>
    </style:style>
    <style:style style:name="P16" style:family="paragraph" style:parent-style-name="Standard" style:master-page-name="">
      <loext:graphic-properties draw:fill="none" draw:fill-gradient-name="gradient" draw:fill-hatch-name="hatch"/>
      <style:paragraph-properties fo:margin-left="0cm" fo:margin-right="1.499cm" fo:margin-top="0cm" fo:margin-bottom="0.3cm" style:contextual-spacing="false" fo:text-align="center" style:justify-single-word="false" fo:text-indent="0cm" style:auto-text-indent="false" style:page-number="auto" fo:background-color="transparent" fo:padding="0.049cm" fo:border="none"/>
      <style:text-properties style:font-name="Arial Narrow" style:text-underline-style="solid" style:text-underline-width="auto" style:text-underline-color="font-color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1.499cm" fo:margin-top="0cm" fo:margin-bottom="0.3cm" style:contextual-spacing="false" fo:text-align="center" style:justify-single-word="false" fo:text-indent="0cm" style:auto-text-indent="false" fo:padding="0.049cm" fo:border="none"/>
      <style:text-properties style:font-name="Arial Narrow" style:text-underline-style="solid" style:text-underline-width="auto" style:text-underline-color="font-color" officeooo:paragraph-rsid="001c0718"/>
    </style:style>
    <style:style style:name="T1" style:family="text">
      <style:text-properties style:font-name="Arial Narrow"/>
    </style:style>
    <style:style style:name="T2" style:family="text">
      <style:text-properties style:font-name="Arial Narrow" officeooo:rsid="0011a8d9"/>
    </style:style>
    <style:style style:name="T3" style:family="text">
      <style:text-properties officeooo:rsid="0011a8d9"/>
    </style:style>
    <style:style style:name="T4" style:family="text">
      <style:text-properties officeooo:rsid="0019c9ff"/>
    </style:style>
    <style:style style:name="T5" style:family="text">
      <style:text-properties officeooo:rsid="001cd97d"/>
    </style:style>
    <style:style style:name="T6" style:family="text">
      <style:text-properties officeooo:rsid="001d0a44"/>
    </style:style>
    <style:style style:name="T7" style:family="text">
      <style:text-properties officeooo:rsid="001e521b"/>
    </style:style>
    <style:style style:name="T8" style:family="text">
      <style:text-properties officeooo:rsid="00200adc"/>
    </style:style>
    <style:style style:name="T9" style:family="text">
      <style:text-properties fo:background-color="#ffffff" loext:char-shading-value="0"/>
    </style:style>
    <style:style style:name="T10" style:family="text">
      <style:text-properties fo:background-color="#ffffff" loext:char-shading-value="0"/>
    </style:style>
    <text:list-style style:name="L1">
      <text:list-level-style-number text:level="1" loext:num-list-format="%1%." style:num-suffix="." style:num-format="1">
        <style:list-level-properties text:list-level-position-and-space-mode="label-alignment" fo:text-align="center">
          <style:list-level-label-alignment text:label-followed-by="nothing" fo:text-indent="-0.349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.9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.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16. Numeración y viñetas</text:p>
      <text:list text:style-name="L1">
        <text:list-item>
          <text:list>
            <text:list-item>
              <text:p text:style-name="P8">Utilitza el Writer per a reproduir el text que apareix a continuació:</text:p>
            </text:list-item>
          </text:list>
        </text:list-item>
      </text:list>
      <text:p text:style-name="P16">ENQUESTA</text:p>
      <text:p text:style-name="P2">Per sort en la vida no tot ha de ser estudiar i fer faena. Sempre hi ha una estona per<text:span text:style-name="T3"> </text:span>fer allò que més ens abelleix: llegir, dormir, passejar, fer esport...</text:p>
      <text:p text:style-name="P5"><text:span text:style-name="T1">Passa l'enquesta següent a un company o companya i sabràs com passa el temps</text:span><text:span text:style-name="T2"> </text:span><text:span text:style-name="T1">lliure. Anota a l'espai corresponent el que represente més bé la seua opinió.</text:span></text:p>
      <text:list text:style-name="L2">
        <text:list-item>
          <text:p text:style-name="P9">Quantes hores al dia veus la televisió?</text:p>
        </text:list-item>
        <text:list-item>
          <text:p text:style-name="P10">Practiques algun esport?</text:p>
        </text:list-item>
        <text:list-item>
          <text:p text:style-name="P11">Surts amb els amics i amb les amigues?</text:p>
        </text:list-item>
        <text:list-item>
          <text:p text:style-name="P11">Quan ixes amb els amics i amb les amigues, on soleu anar més?</text:p>
        </text:list-item>
        <text:list-item>
          <text:p text:style-name="P10">Tens algun hobby o aficció concreta?</text:p>
        </text:list-item>
        <text:list-item>
          <text:p text:style-name="P10">Vas a la biblioteca habitualment?</text:p>
        </text:list-item>
        <text:list-item>
          <text:p text:style-name="P10">Pertanys a algun grup d'animació socio-cultural?</text:p>
        </text:list-item>
      </text:list>
      <text:list text:style-name="L3">
        <text:list-item>
          <text:p text:style-name="P12">Tot el text està escrit en Arial Narrow grandària 12, Alineació justificada,<text:span text:style-name="T4"> </text:span>sagnia de 1ª línia 2 cm, sagnia dreta 13,5 cm.</text:p>
        </text:list-item>
        <text:list-item>
          <text:p text:style-name="P13">Als paràgrafs sense numerar aplica espaiat anterior i posterior de 6 punts.</text:p>
        </text:list-item>
      </text:list>
      <text:p text:style-name="P3">Sigo encontrando el mismo problema que en otros ejercicios, si sigo las instrucciones que da el ejercicio no se me queda ni parecido a la imagen que pone el ejercicio.<text:span text:style-name="T5"> En el texto de arriba te he puesto la </text:span><text:span text:style-name="T6">sangia de la </text:span><text:span text:style-name="T5">primera línea a 2</text:span><text:span text:style-name="T6"> </text:span><text:span text:style-name="T5">cm </text:span><text:span text:style-name="T6">y el texto de </text:span><text:span text:style-name="T7">a</text:span><text:span text:style-name="T6">bajo le he puesto la sangria de la primera línea a 1 cm y creo que se parece más el segundo que el primero. </text:span><text:span text:style-name="T7">A lo mejor es culpa mia y simplemente es que no se tiene que parecer a la imagen del ejercicio</text:span><text:span text:style-name="T8"> y nada más.</text:span></text:p>
      <text:p text:style-name="P17">ENQUESTA</text:p>
      <text:p text:style-name="P1">Per sort en la vida no tot ha de ser estudiar i fer faena. Sempre hi ha una estona per<text:span text:style-name="T3"> </text:span>fer allò que més ens abelleix: llegir, dormir, passejar, fer esport...</text:p>
      <text:p text:style-name="P4"><text:span text:style-name="T1">Passa l'enquesta següent a un company o companya i sabràs com passa el temps</text:span><text:span text:style-name="T2"> </text:span><text:span text:style-name="T1">lliure. Anota a l'espai corresponent el que represente més bé la seua opinió.</text:span></text:p>
      <text:list text:style-name="L4">
        <text:list-item>
          <text:p text:style-name="P14">Quantes hores al dia veus la televisió?</text:p>
        </text:list-item>
        <text:list-item>
          <text:p text:style-name="P15">Practiques algun esport?</text:p>
        </text:list-item>
        <text:list-item>
          <text:p text:style-name="P15">Surts amb els amics i amb les amigues?</text:p>
        </text:list-item>
        <text:list-item>
          <text:p text:style-name="P15">Quan ixes amb els amics i amb les amigues, on soleu anar més?</text:p>
        </text:list-item>
        <text:list-item>
          <text:p text:style-name="P15">Tens algun hobby o aficció concreta?</text:p>
        </text:list-item>
        <text:list-item>
          <text:p text:style-name="P15">Vas a la biblioteca habitualment?</text:p>
        </text:list-item>
        <text:list-item>
          <text:p text:style-name="P15">Pertanys a algun grup d'animació socio-cultural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style:font-size-asian="11pt" style:font-size-complex="11pt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200adc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1</text:page-number></text:span><text:span text:style-name="MT2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23:43:34.902941960</meta:creation-date>
    <dc:date>2022-10-12T01:18:23.502424501</dc:date>
    <meta:editing-duration>PT5M25S</meta:editing-duration>
    <meta:editing-cycles>2</meta:editing-cycles>
    <meta:generator>LibreOffice/7.4.1.2$Linux_X86_64 LibreOffice_project/40$Build-2</meta:generator>
    <meta:document-statistic meta:table-count="0" meta:image-count="0" meta:object-count="0" meta:page-count="1" meta:paragraph-count="26" meta:word-count="384" meta:character-count="2023" meta:non-whitespace-character-count="1682"/>
  </office:meta>
</office:document-meta>
</file>